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4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text-properties fo:font-size="10pt" officeooo:paragraph-rsid="00211236" style:font-size-asian="10pt" style:font-size-complex="10pt"/>
    </style:style>
    <style:style style:name="P55" style:family="paragraph" style:parent-style-name="Standard">
      <style:text-properties officeooo:paragraph-rsid="06cdf75a"/>
    </style:style>
    <style:style style:name="P56" style:family="paragraph" style:parent-style-name="Standard">
      <style:text-properties officeooo:paragraph-rsid="01166255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3" style:family="paragraph" style:parent-style-name="Table_20_Contents">
      <style:text-properties fo:font-size="10pt" officeooo:paragraph-rsid="05096d5b" style:font-size-asian="10pt" style:font-size-complex="10pt"/>
    </style:style>
    <style:style style:name="P64" style:family="paragraph" style:parent-style-name="Table_20_Contents">
      <style:text-properties fo:font-size="10pt" officeooo:paragraph-rsid="06e6e26a" style:font-size-asian="10pt" style:font-size-complex="10pt"/>
    </style:style>
    <style:style style:name="P6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paragraph-rsid="00211236" style:font-size-asian="10pt" style:font-size-complex="10pt"/>
    </style:style>
    <style:style style:name="P68" style:family="paragraph" style:parent-style-name="Table_20_Contents">
      <style:text-properties fo:font-size="10pt" officeooo:paragraph-rsid="01166255" style:font-size-asian="10pt" style:font-size-complex="10pt"/>
    </style:style>
    <style:style style:name="P6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5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7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3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3"><draw:custom-shape text:anchor-type="paragraph" draw:z-index="0" draw:name="Shape1" draw:style-name="gr1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table:number-rows-spanned="2" office:value-type="string">
            <text:p text:style-name="P57">နှုတ်ယူ</text:p>
            <text:p text:style-name="P57">ပေးသွင်းသူ </text:p>
            <text:p text:style-name="P5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8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4"><text:s text:c="10"/></text:span>မရှိ။</text:p>
          </table:table-cell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9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table:number-rows-spanned="3" office:value-type="string">
            <text:p text:style-name="P59">လက်မှတ်</text:p>
            <text:p text:style-name="P60">အမည်</text:p>
            <text:p text:style-name="P60">တာဝန်</text:p>
            <text:p text:style-name="P60">နိုင်ငံသားစိစစ်ရေးကတ်ပြားအမှတ်</text:p>
            <text:p text:style-name="P6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70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69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<text:span text:style-name="T5">၁</text:span><text:span text:style-name="T16">။ </text:span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4"><text:span text:style-name="T5">၁</text:span><text:span text:style-name="T16">။ </text:span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</text:p>
            <text:p text:style-name="P44">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<text:span text:style-name="T5">၁</text:span><text:span text:style-name="T16">။ </text:span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3"><text:span text:style-name="T5">၁</text:span><text:span text:style-name="T16">။ </text:span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69"/>
          </table:table-cell>
          <table:table-cell table:style-name="Table9.A2" office:value-type="string">
            <text:p text:style-name="P42"><text:span text:style-name="T5">၁</text:span><text:span text:style-name="T16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4"><text:span text:style-name="T5">၁</text:span><text:span text:style-name="T16">။ </text:span>ယခင်အခွန်ပေးသွင်းခဲ့သည့်ရုံး/ ယခင် အခွန်ထမ်းမှတ်ပုံတင်အမှတ်</text:p>
            <text:p text:style-name="P44">ရှိပါက ဖြည့်သွင်းရန်။ မရှိပါက ဖြည့်သွင်းရန် မလို။</text:p>
            <text:p text:style-name="P44"><text:span text:style-name="T5">၁</text:span><text:span text:style-name="T16">။ </text:span>လစာဝင်ငွေစုစုပေါင်းစာတိုင်တွင် လအလိုက် ရရှိသည့် လစာနှင့် </text:p>
            <text:p text:style-name="P44">အခြားထုတ်ပေးငွေ များ ပေါင်း၍ ဖြည့်သွင်းရန် ဖြစ်ပါသည်။</text:p>
            <text:p text:style-name="P52"><text:span text:style-name="T10">၁</text:span><text:span text:style-name="T7">။ </text:span><text:span text:style-name="T6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span></text:p>
            <text:p text:style-name="P51"/>
            <text:p text:style-name="P43"><text:span text:style-name="T5">၁</text:span><text:span text:style-name="T16">။ </text:span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1"/>
          </table:table-cell>
        </table:table-row>
      </table:table>
      <text:p text:style-name="P56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0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1"><text:span text:style-name="T3"/></text:p>
      <text:p text:style-name="P6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37:57.720000000</dc:date>
    <meta:editing-duration>P1DT8H7M56S</meta:editing-duration>
    <meta:editing-cycles>832</meta:editing-cycles>
    <meta:document-statistic meta:table-count="9" meta:image-count="0" meta:object-count="0" meta:page-count="3" meta:paragraph-count="131" meta:word-count="371" meta:character-count="2360" meta:non-whitespace-character-count="2114"/>
  </office:meta>
</office:document-meta>
</file>